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BeanWiringInfoResolver.resolveWiringInfo( Object beanInsta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BeanWiringInfoResolver.getDefaultBeanName( Object bean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BeanWiringInfoResolver.buildWiringInfo( Object beanInstance , Configurable annot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